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alibri" svg:font-family="Calibri"/>
    <style:font-face style:name="OpenSymbol" svg:font-family="OpenSymbol"/>
    <style:font-face style:name="FreeSans1" svg:font-family="FreeSans" style:font-family-generic="swiss"/>
    <style:font-face style:name="Segoe UI" svg:font-family="'Segoe U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ru" fo:country="RU"/>
    </style:style>
    <style:style style:name="P2" style:family="paragraph" style:parent-style-name="Standard" style:list-style-name="L1"/>
    <style:style style:name="P3" style:family="paragraph" style:parent-style-name="Standard" style:list-style-name="L2"/>
    <style:style style:name="P4" style:family="paragraph" style:parent-style-name="Standard">
      <style:text-properties fo:language="ru" fo:country="RU"/>
    </style:style>
    <style:style style:name="P5" style:family="paragraph" style:parent-style-name="Standard" style:list-style-name="L2">
      <style:text-properties fo:language="ru" fo:country="RU"/>
    </style:style>
    <style:style style:name="P6" style:family="paragraph" style:parent-style-name="Standard" style:list-style-name="L3">
      <style:text-properties fo:language="ru" fo:country="RU"/>
    </style:style>
    <style:style style:name="P7" style:family="paragraph" style:parent-style-name="Standard" style:list-style-name="L4">
      <style:text-properties fo:language="ru" fo:country="RU"/>
    </style:style>
    <style:style style:name="P8" style:family="paragraph" style:parent-style-name="Standard" style:list-style-name="L5">
      <style:text-properties fo:language="ru" fo:country="RU"/>
    </style:style>
    <style:style style:name="P9" style:family="paragraph" style:parent-style-name="Standard" style:list-style-name="L6">
      <style:text-properties fo:language="ru" fo:country="RU"/>
    </style:style>
    <style:style style:name="P10" style:family="paragraph" style:parent-style-name="Standard" style:list-style-name="L7">
      <style:text-properties fo:language="ru" fo:country="RU"/>
    </style:style>
    <style:style style:name="P11" style:family="paragraph" style:parent-style-name="Standard" style:list-style-name="L8">
      <style:text-properties fo:language="ru" fo:country="RU"/>
    </style:style>
    <style:style style:name="P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ru" fo:country="RU"/>
    </style:style>
    <style:style style:name="T3"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Глубоко в пустоши, Джо.</text:p>
      <text:p text:style-name="P1"/>
      <text:p text:style-name="P1">Я стою в центре того, что называется адом. Мириады песчинок, гонимые штормом, ранят словно кинжалы. Вокруг не видно ни зги. Кажется, что «красный ветер» уничтожил всё. <text:s/>Джонатан истекает кровью. Его рука неестественно вывернута, а голова безвольно повисла. Я чувствую его боль. </text:p>
      <text:p text:style-name="P1">Арнольд скорчился рядом, тело сведено судорогой. Я соединяю провода тянущиеся от его тела к крохотной коробочке с указанной частотой. Сомкнуть. Задержать. Размокнуть. Ритм должен продолжаться, иначе надежды нет.</text:p>
      <text:p text:style-name="P1"/>
      <text:p text:style-name="P1">Чёртовы дикари. Они танцевали под барабаны, топая босыми ногами. Хлопок. Пауза. Подскок. Удар пяткой оземь. </text:p>
      <text:p text:style-name="P1"/>
      <text:p text:style-name="P1">Брат Джим. Этот говнюк не дожил до своего вознесения. Ему повезло. Когда он пел, паства хлопала. В том же ритме. Хлопок. Задержать сведённые вместе руки, раскачиваясь из стороны в сторону. Разомкнуть ладони. </text:p>
      <text:p text:style-name="P1">«Ваша песня должна продолжаться!» - кричал он.</text:p>
      <text:p text:style-name="P1">Но его песня спета. </text:p>
      <text:p text:style-name="P1">Кажется моя тоже подходит к концу.</text:p>
      <text:p text:style-name="Standard"/>
      <text:p text:style-name="Standard"/>
      <text:p text:style-name="Standard">Вавилон, Арнольд.<text:line-break/><text:line-break/><office:annotation office:name="__Annotation__378_649831598"><dc:creator>&lt;анонимный&gt;</dc:creator><dc:date>2021-03-30T23:15:53.85</dc:date><text:p text:style-name="P12"><text:span text:style-name="T3">Ребят, мне нравится этот фрагмент, но я не уверен, что он нам подходит. Голосую за вычеркнуть.</text:span></text:p></office:annotation>Божья любовь выражается в мелочах — именно так всегда я считал. В мелких проявлениях удачи чувствуется особая расположенность высших сил — вовремя снятый с плиты кофе, когда пенка уже перевалила через край турки, найденная в кармане купюра залежавшаяся с прошлого года, словом всё то, что даёт тебе понять — Бог приглядывает за тобой.<text:line-break/>Меня, по видимому, Бог недолюбливал. Кофе всегда убегал, рвалась подкладка пальто оставляя без четвертака на проезд, пристальный взгляд полицейского частенько примечал меня в толпе и хотя я всегда был законопослушным гражданином, столкновения эти я не любил.</text:p>
      <text:p text:style-name="Standard">Но пожалуй самой большой неудачей в моей жизни было столкновение с Джо.<text:line-break/>Джо Поттен — алкоголик, бездельник, мутант и моё Предназначение. </text:p>
      <text:p text:style-name="Standard"/>
      <text:p text:style-name="Standard">Не меньшей занозой в заднице был и его братец — Джонатан. <text:line-break/>Абсолютно невыносимая скотина, которая, по твёрдой уверенности обоих Поттенов «приглядывает» за Джо. <text:line-break/>Конечно же это не так. Джонатан - рудиментарный брат-близнец Джона, торчащий уродливой опухолью чуть выше пупка своего носителя, являлся источником бесконечных неприятностей. Лишённый возможности свободно передвигаться или хотя бы полноценно опорожниться из собственной дырки, Джонатан имел дурной характер подталкивающий его к всевозможным проделкам: от мелких и относительно безобидных, вроде выпивки, разврата и мелкого бытового хамства, до воровства, наркотиков и поножовщины.</text:p>
      <text:p text:style-name="Standard"/>
      <text:p text:style-name="Standard">Расплачиваться за «проделки» приходилось обоим братьям. <text:line-break/>Самой крупной неприятностью стал срок за ограбление — ребята отмотали три года на рудниках и если бы не стальные мышцы Джо и его умение корчить из себя матёрого уголовника, неизвестно чем бы закончилась эта история.<office:annotation-end office:name="__Annotation__378_649831598"/> </text:p>
      <text:p text:style-name="Standard"/>
      <text:p text:style-name="Standard"/>
      <text:p text:style-name="Standard">Я помню день когда всё это началось. В ту пору меня звали «братом Арнольдом». Я был послушником монастыря. Робу я ношу до сих пор, а вот обязательства мне пришлось с себя <text:soft-page-break/>сложить. Монах, который не в силах сопротивляться притяжению своего Предназначения — плохой монах и это быстро становилось ясно всем окружающим. <text:s/>День когда я впервые увидел Джо. Миссис Скрилекс передала мне папку с документами, в которую было вложено несколько десятков досье на условно освобождённых, требующих присмотра и помощи в адаптации.</text:p>
      <text:p text:style-name="Standard">Особенных предпочтений у меня не было, но из вежливости я пробежался глазами по верхушкам досье не слишком заостряя внимание на статьях по которым бедолаги были осуждены. Я знал, что убийц среди них нет. Пушеры, сутенёры, воры. В общем те, кто имел неплохие шансы вылететь из переполненной тюремной камеры по амнистии.</text:p>
      <text:p text:style-name="Standard">Не могу сказать, что лицо Джона показалось мне интересным, необычным или к примеру, что моё сердце что-то почувствовало. Нет, просто сложилось так, что мне было удобно вытянуть именно этот лист.</text:p>
      <text:p text:style-name="Standard"/>
      <text:p text:style-name="Standard"><text:tab/>- <text:s text:c="4"/>Этот. - сказал я.<text:line-break/>Тюремный психолог, миссис<office:annotation office:name="__Annotation__383_649831598"><dc:creator>&lt;анонимный&gt;</dc:creator><dc:date>2021-03-30T23:19:27.08</dc:date><text:p text:style-name="P12"><text:span text:style-name="T3">Ну я как всегда наобум </text:span></text:p></office:annotation> Скрилекс<office:annotation-end office:name="__Annotation__383_649831598"/> собрала остальные личные дела в стопку и безучастно ответила:</text:p>
      <text:list xml:id="list4605522336104487983" text:style-name="L1">
        <text:list-item>
          <text:list>
            <text:list-item>
              <text:p text:style-name="P2">Этот так этот.</text:p>
              <text:p text:style-name="P2"/>
            </text:list-item>
          </text:list>
        </text:list-item>
      </text:list>
      <text:p text:style-name="Standard">Через две недели я стоял на парковке возле пропускного пункта городской тюрьмы. </text:p>
      <text:p text:style-name="Standard">Стены окружавшие это угрюмое заведение были сложены из бетонных плит выцветших на солнце и изукрашенных граффити.</text:p>
      <text:p text:style-name="Standard">Солнце слепило глаза, по радио передавали прогноз погоды. Насколько я мог понять, будь у меня потовые железы, я бы наверняка потел. </text:p>
      <text:p text:style-name="Standard">У меня их не было. У Джо - были.</text:p>
      <text:p text:style-name="Standard"><text:line-break/>Он шёл утирая струи пота со лба. Синяя замызганная рубашка без нескольких пуговиц, брюки на пару размеров больше. Судя по всему, это была та одежда в которой он «заехал» в тюрьму. Особенно истощённым он не выглядел, но и лишних килограммов не водилось. <text:line-break/>Широкомордый и крепкий мужик средних лет, неровно выбритый. Светло русые волосы с глубокими залысинами, голубые глаза. Добродушный, но слегка затравленный взгляд, который бывает у крупных собак с которыми плохо обращаются хозяева.</text:p>
      <text:p text:style-name="Standard">Почему-то мне подумалось, что он органично смотрелся бы за рулём фуры. </text:p>
      <text:p text:style-name="Standard"/>
      <text:p text:style-name="Standard">Охранник махнул рукой в мою сторону. Здоровяк кивнул и двинулся ко мне. </text:p>
      <text:list xml:id="list2950325946649306022" text:style-name="L2">
        <text:list-item>
          <text:list>
            <text:list-item>
              <text:p text:style-name="P3">Мистер Поттен? Я <text:span text:style-name="T1">AR0D, </text:span><text:span text:style-name="T2">ваш попечитель.</text:span></text:p>
            </text:list-item>
            <text:list-item>
              <text:p text:style-name="P5">Очень приятно, мистер Арнольд. Я Джон Поттен.</text:p>
            </text:list-item>
          </text:list>
        </text:list-item>
      </text:list>
      <text:p text:style-name="P1">Мы пожали друг другу руки. Я никогда не любил этот ритуал, но приходилось отдавать дань традициям.</text:p>
      <text:list xml:id="list43448736" text:continue-numbering="true" text:style-name="L2">
        <text:list-item>
          <text:list>
            <text:list-item>
              <text:p text:style-name="P5">Закидывайте сумку – Сказал я – <text:s/>если у вас более нет дел, мы можем отправляться. </text:p>
            </text:list-item>
          </text:list>
        </text:list-item>
      </text:list>
      <text:p text:style-name="P1">Он закинул вещи в люльку и уселся рядом.</text:p>
      <text:list xml:id="list6421212555658674247" text:style-name="L3">
        <text:list-item>
          <text:list>
            <text:list-item>
              <text:p text:style-name="P6">Классный байк, мистер. - Хрипловатым басом произнёс Джон.</text:p>
            </text:list-item>
            <text:list-item>
              <text:p text:style-name="P6">Вы находите?</text:p>
            </text:list-item>
          </text:list>
        </text:list-item>
      </text:list>
      <text:list xml:id="list7820887054924905534" text:style-name="L4">
        <text:list-item>
          <text:list>
            <text:list-item>
              <text:p text:style-name="P7">Да, раньше у меня был похожий.</text:p>
            </text:list-item>
          </text:list>
        </text:list-item>
      </text:list>
      <text:list xml:id="list9127916963595672883" text:style-name="L5">
        <text:list-item>
          <text:list>
            <text:list-item>
              <text:p text:style-name="P8">Спасибо. Боюсь мне будет тяжело вести и поддерживать беседу одновременно. Радио вам не мешает? </text:p>
            </text:list-item>
            <text:list-item>
              <text:p text:style-name="P8">Не-а — Протянул Джо.</text:p>
            </text:list-item>
          </text:list>
        </text:list-item>
      </text:list>
      <text:p text:style-name="P1">Некоторое время мы ехали молча, что меня вполне устраивало. Я перебирал в голове мантры и священные комбинации. Получалось неважно, но я старался.</text:p>
      <text:list xml:id="list8633557692386640706" text:style-name="L6">
        <text:list-item>
          <text:list>
            <text:list-item>
              <text:p text:style-name="P9">Мне стоит обращаться к вам «мистер» или правильно как-то иначе? - Нарушил тишину Джо.</text:p>
            </text:list-item>
            <text:list-item>
              <text:p text:style-name="P9">Это не существенно, Мистер Поттен. Пусть моя роба не смущает вас. </text:p>
            </text:list-item>
            <text:list-item>
              <text:p text:style-name="P9"><text:soft-page-break/>Просто я могу говорить «падре», «святой отец» или как это у вас принято. Мне не жалко!</text:p>
            </text:list-item>
            <text:list-item>
              <text:p text:style-name="P9">Нет, правда, не стоит. Важно чтобы мы сохраняли уважительное отношение друг к другу и нашему общему делу по вашей адаптации к свободной жизни. Остальное— пустяки. </text:p>
            </text:list-item>
          </text:list>
        </text:list-item>
      </text:list>
      <text:p text:style-name="P1">Из-за моей спины послышалось сиплое хрюканье похожее на смех. Странно, такой басовитый здоровяк, а смех как у подростка.</text:p>
      <text:list xml:id="list783785629582210501" text:style-name="L7">
        <text:list-item>
          <text:list>
            <text:list-item>
              <text:p text:style-name="P10">Вы что-то сказали, Джо?</text:p>
            </text:list-item>
            <text:list-item>
              <text:p text:style-name="P10">Нет, сэр, прошу прощения.</text:p>
            </text:list-item>
            <text:list-item>
              <text:p text:style-name="P10">За что? </text:p>
            </text:list-item>
          </text:list>
        </text:list-item>
      </text:list>
      <text:list xml:id="list6105056030623483036" text:style-name="L8">
        <text:list-item>
          <text:list>
            <text:list-item>
              <text:p text:style-name="P11">Ну не знаю. Чёрт, я чувствую себя не в своей тарелке. — Признался мой подопечный. </text:p>
            </text:list-item>
            <text:list-item>
              <text:p text:style-name="P11">Вам стало бы легче, если бы я сказал тоже самое? </text:p>
            </text:list-item>
            <text:list-item>
              <text:p text:style-name="P11">Пожалуй. А это действительно так?</text:p>
            </text:list-item>
            <text:list-item>
              <text:p text:style-name="P11">Более чем. </text:p>
            </text:list-item>
          </text:list>
        </text:list-item>
      </text:list>
      <text:p text:style-name="P1">Это было правдой. О чём я умолчал, так это о том, что чувство неуместности не оставляет меня на протяжении многих лет и являет собой глубокую основу моего мировосприятия. <text:line-break/>Даже в монастыре, в этой обители покоя и умиротворения я ощущал себя чужим. Внутри монастырской семьи, я, судя по собственным ощущениям, был приёмным. <text:s/></text:p>
      <text:p text:style-name="P1"/>
      <text:p text:style-name="P1">Многочисленные клише связанные с механами, уверяют нас в том, что внутренняя жизнь <text:s/>меха представляет собой всего лишь подобие чего-то настоящего и органического, например душевную организацию хуманов и прочих органиков. Якобы душевные метания или уж тем более разлад, нам не свойственны. Разумеется, это не так. Я знаю немало чрезвычайно экспрессивных мехов и не менее холодных, скупых на эмоции органиков. Что же касается меня, я просто не люблю публичного проявления чувств, а как послушник монастыря, убеждён, что несдержанность в поступках, словах или даже в мыслях приводит к весьма плачевным последствиям.</text:p>
      <text:p text:style-name="P1">Некоторые (если не сказать многие), представители органической жизни используют в адрес моего народа устоявшееся выражение «бездушные машины». <text:line-break/>Но разве кто-то из органиков может похвастаться тем, что когда-нибудь видел свою душу? Думаю нет. А для моего народа это плёвое дело. Стоит немного порефлексировать и вот, пожалуйста, — душа во всей своей красоте. Бежит перед внутренним взором строчками кода.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alibri" svg:font-family="Calibri"/>
    <style:font-face style:name="OpenSymbol" svg:font-family="OpenSymbol"/>
    <style:font-face style:name="FreeSans1" svg:font-family="FreeSans" style:font-family-generic="swiss"/>
    <style:font-face style:name="Segoe UI" svg:font-family="'Segoe U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2-11T09:04:33.750556930</meta:creation-date>
    <meta:generator>OpenOffice/4.1.7$Win32 OpenOffice.org_project/417m1$Build-9800</meta:generator>
    <dc:date>2021-03-30T23:23:03.59</dc:date>
    <meta:editing-duration>PT14H52M29S</meta:editing-duration>
    <meta:editing-cycles>99</meta:editing-cycles>
    <meta:document-statistic meta:table-count="0" meta:image-count="0" meta:object-count="0" meta:page-count="3" meta:paragraph-count="50" meta:word-count="1160" meta:character-count="7513"/>
  </office:meta>
</office:document-meta>
</file>